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66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fo:background-color="#00cc00"/>
    </style:style>
    <style:style style:name="ce8" style:family="table-cell" style:parent-style-name="Gnumeric-default">
      <style:table-cell-properties fo:background-color="#ff3333"/>
    </style:style>
    <style:style style:name="ce9" style:family="table-cell" style:parent-style-name="Gnumeric-default">
      <style:table-cell-properties fo:background-color="#ffff00"/>
      <style:text-properties style:use-window-font-color="true"/>
    </style:style>
    <style:style style:name="ce10" style:family="table-cell" style:parent-style-name="Gnumeric-default">
      <style:table-cell-properties fo:background-color="#66ff66"/>
    </style:style>
    <style:style style:name="ce11" style:family="table-cell" style:parent-style-name="Default">
      <style:table-cell-properties fo:background-color="#00cc00"/>
    </style:style>
    <style:style style:name="ce12" style:family="table-cell" style:parent-style-name="Default">
      <style:table-cell-properties fo:background-color="#66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Gnumeric-default"/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Observacion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uedó Motivaciones y objetivos como un capítulo adelante de todo sin numeración</text:p>
          </table:table-cell>
          <table:table-cell table:style-name="ce1"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ROFUNDIZAR</text:p>
          </table:table-cell>
          <table:table-cell table:style-name="ce5" table:number-columns-repeated="10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ER DONDE SE PUEDE PONER ESE PARRAFO</text:p>
          </table:table-cell>
          <table:table-cell table:style-name="ce5" table:number-columns-repeated="1022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Quedó hecho pero en el paper no figura la informacion de los tratamientos de genotoxic, oxidative y heat and recovery</text:p>
          </table:table-cell>
          <table:table-cell table:style-name="ce6" table:number-columns-repeated="102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1022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O ENCUENTRO ESTA NOTA EN EL TEXTO</text:p>
          </table:table-cell>
          <table:table-cell table:style-name="ce5" table:number-columns-repeated="102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STO ES UNA DESIGUALDAD TRIANGULAR GENERALIZADA PARA DISIMILARIDAD. COMENTARLA UN POCO MAS EN EL TEXTO</text:p>
          </table:table-cell>
          <table:table-cell table:style-name="ce6" table:number-columns-repeated="1022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HARLARLO CON ARIEL</text:p>
          </table:table-cell>
          <table:table-cell table:style-name="ce5" table:number-columns-repeated="102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102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Saqué la frase que no tenía sentido</text:p>
          </table:table-cell>
          <table:table-cell table:style-name="ce4"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REVISAR</text:p>
          </table:table-cell>
          <table:table-cell table:style-name="ce8" table:number-columns-repeated="1022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OK, SAQUÉ LA ORACIÓN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11" office:value-type="string" calcext:value-type="string">
            <text:p>OK</text:p>
          </table:table-cell>
          <table:table-cell table:style-name="ce7" table:number-columns-repeated="1022"/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Usamos K-Means para mostrar que se necesitaba mayor resolución (teníamos dos bodoques), y PAM forma parte de lo que hace dynamic tree cut hybrid</text:p>
          </table:table-cell>
          <table:table-cell table:style-name="ce9" table:number-columns-repeated="1022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LO VOLÉ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2" office:value-type="string" calcext:value-type="string">
            <text:p>OK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EL QUE USAMOS ES EL COMPLETE, QUE ES EL QUE VIENE POR DEFECTO EN hclust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OK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VOLÉ LO QUE DECÍA DE INCONVENIENTE DEL METODO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OK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OK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84" calcext:value-type="float">
            <text:p>84</text:p>
          </table:table-cell>
          <table:table-cell table:style-name="ce10" office:value-type="string" calcext:value-type="string">
            <text:p>OK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OK</text:p>
          </table:table-cell>
          <table:table-cell table:style-name="ce10"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3" table:number-rows-repeated="6544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17:07:10.574914617</dc:date>
    <meta:creation-date>2016-02-19T15:18:56Z</meta:creation-date>
    <meta:editing-cycles>24</meta:editing-cycles>
    <meta:editing-duration>PT4H42M2S</meta:editing-duration>
    <meta:generator>LibreOffice/4.3.3.2$Linux_X86_64 LibreOffice_project/430m0$Build-2</meta:generator>
    <meta:document-statistic meta:table-count="1" meta:cell-count="172" meta:object-count="0"/>
  </office:meta>
</office:document-meta>
</file>